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## i2cdump -y 1 40</text:p>
      <text:p text:style-name="P1">No size specified (using byte-data access)</text:p>
      <text:p text:style-name="P1"><text:s text:c="5"/>0 <text:s/>1 <text:s/>2 <text:s/>3 <text:s/>4 <text:s/>5 <text:s/>6 <text:s/>7 <text:s/>8 <text:s/>9 <text:s/>a <text:s/>b <text:s/>c <text:s/>d <text:s/>e <text:s/>f <text:s text:c="3"/>0123456789abcdef</text:p>
      <text:p text:style-name="P1">00: 00 00 00 00 00 00 12 00 11 20 00 00 fb 00 41 00 <text:s text:c="3"/>......?.? ..?.A.</text:p>
      <text:p text:style-name="P1">10: 0a 1c 00 40 00 82 00 08 00 00 00 21 01 80 00 00 <text:s text:c="3"/>??.@.?.?...!??..</text:p>
      <text:p text:style-name="P1">20: 10 c8 5f 00 00 9c 00 02 02 18 00 32 05 00 00 25 <text:s text:c="3"/>??_..?.???.2?..%</text:p>
      <text:p text:style-name="P1"/>
      <text:p text:style-name="P1">30: 00 66 05 51 2a 14 02 20 d1 02 00 2c c1 03 00 2c <text:s text:c="3"/>.f?Q*?? ??.,??.,</text:p>
      <text:p text:style-name="P1">40: b1 04 00 45 41 06 00 3c 21 dc c0 ed fa 18 e3 00 <text:s text:c="3"/>??.EA?.&lt;!??????.</text:p>
      <text:p text:style-name="P1">50: 00 00 00 00 00 00 00 00 00 00 00 00 00 00 00 00 <text:s text:c="3"/>................</text:p>
      <text:p text:style-name="P1"/>
      <text:p text:style-name="P1">60: 00 00 00 00 00 00 00 00 00 00 00 00 00 00 00 00 <text:s text:c="3"/>................</text:p>
      <text:p text:style-name="P1">70: 43 c8 90 01 08 64 d0 02 00 2c b1 04 00 f4 b1 04 <text:s text:c="3"/>C????d??.,??.???</text:p>
      <text:p text:style-name="P1">80: 00 5e fd 01 00 96 90 01 10 96 b0 04 00 64 40 06 <text:s text:c="3"/>.^??.???????.d@?</text:p>
      <text:p text:style-name="P1"/>
      <text:p text:style-name="P1">90: 00 45 91 01 50 00 40 00 00 00 00 00 00 00 00 00 <text:s text:c="3"/>.E??P.@.........</text:p>
      <text:p text:style-name="P1">a0: 00 00 00 00 00 00 00 00 00 00 00 00 00 00 00 00 <text:s text:c="3"/>................</text:p>
      <text:p text:style-name="P1">b0: 00 00 00 00 00 00 00 00 00 00 00 00 00 00 00 00 <text:s text:c="3"/>................</text:p>
      <text:p text:style-name="P1"/>
      <text:p text:style-name="P1">c0: 00 00 00 00 00 00 00 00 00 00 00 00 00 00 00 00 <text:s text:c="3"/>................</text:p>
      <text:p text:style-name="P1">d0: 00 00 00 00 00 00 00 00 00 00 00 00 00 00 00 00 <text:s text:c="3"/>................</text:p>
      <text:p text:style-name="P1">e0: 00 00 00 00 00 00 00 00 00 00 00 00 00 00 00 00 <text:s text:c="3"/>................</text:p>
      <text:p text:style-name="P1">f0: 00 00 00 00 00 00 00 00 00 00 00 00 00 00 00 00 <text:s text:c="3"/>.............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2T11:04:33.388598432</dc:date>
    <meta:editing-duration>PT42S</meta:editing-duration>
    <meta:editing-cycles>1</meta:editing-cycles>
    <meta:document-statistic meta:table-count="0" meta:image-count="0" meta:object-count="0" meta:page-count="1" meta:paragraph-count="19" meta:word-count="318" meta:character-count="1270" meta:non-whitespace-character-count="900"/>
    <meta:generator>LibreOffice/7.0.4.2$Linux_X86_64 LibreOffice_project/00$Build-2</meta:generator>
  </office:meta>
</office:document-meta>
</file>